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4.51pt double-thin #000000" style:border-line-width-right="0.018cm 0.123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4.51pt double-thin #000000" style:border-line-width-bottom="0.018cm 0.123cm 0.018cm" fo:wrap-option="wrap" fo:border-left="none" fo:border-right="4.51pt double-thin #000000" style:border-line-width-right="0.018cm 0.123cm 0.018cm" fo:border-top="none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4.51pt double-thin #000000" style:border-line-width-right="0.018cm 0.123cm 0.018cm" fo:border-top="4.51pt double-thin #000000" style:border-line-width-top="0.018cm 0.123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none" fo:border-right="4.51pt double-thin #000000" style:border-line-width-right="0.018cm 0.123cm 0.018cm" fo:border-top="none"/>
    </style:style>
    <style:style style:name="ce5" style:family="table-cell" style:parent-style-name="Default">
      <style:table-cell-properties fo:border-bottom="none" fo:wrap-option="wrap" fo:border-left="4.51pt double-thin #000000" style:border-line-width-left="0.018cm 0.123cm 0.018cm" fo:border-right="4.51pt double-thin #000000" style:border-line-width-right="0.018cm 0.123cm 0.018cm" fo:border-top="none"/>
    </style:style>
    <style:style style:name="ce6" style:family="table-cell" style:parent-style-name="Default">
      <style:table-cell-properties fo:border-bottom="4.51pt double-thin #000000" style:border-line-width-bottom="0.018cm 0.123cm 0.018cm" fo:wrap-option="wrap" fo:border-left="4.51pt double-thin #000000" style:border-line-width-left="0.018cm 0.123cm 0.018cm" fo:border-right="4.51pt double-thin #000000" style:border-line-width-right="0.018cm 0.123cm 0.018cm" fo:border-top="none"/>
    </style:style>
    <style:style style:name="ce7" style:family="table-cell" style:parent-style-name="Default">
      <style:table-cell-properties fo:border-bottom="none" fo:wrap-option="wrap" fo:border-left="4.51pt double-thin #000000" style:border-line-width-left="0.018cm 0.123cm 0.018cm" fo:border-right="4.51pt double-thin #000000" style:border-line-width-right="0.018cm 0.123cm 0.018cm" fo:border-top="4.51pt double-thin #000000" style:border-line-width-top="0.018cm 0.123cm 0.018cm"/>
    </style:style>
    <style:style style:name="ce8" style:family="table-cell" style:parent-style-name="Default">
      <style:table-cell-properties fo:border-bottom="none" fo:wrap-option="wrap" fo:border-left="4.51pt double-thin #000000" style:border-line-width-left="0.018cm 0.123cm 0.018cm" fo:border-right="none" fo:border-top="none"/>
    </style:style>
    <style:style style:name="ce9" style:family="table-cell" style:parent-style-name="Default">
      <style:table-cell-properties fo:border-bottom="4.51pt double-thin #000000" style:border-line-width-bottom="0.018cm 0.123cm 0.018cm" fo:wrap-option="wrap" fo:border-left="4.51pt double-thin #000000" style:border-line-width-left="0.018cm 0.123cm 0.018cm" fo:border-right="none" fo:border-top="none"/>
    </style:style>
    <style:style style:name="ce10" style:family="table-cell" style:parent-style-name="Default">
      <style:table-cell-properties fo:border-bottom="none" fo:wrap-option="wrap" fo:border-left="4.51pt double-thin #000000" style:border-line-width-left="0.018cm 0.123cm 0.018cm" fo:border-right="none" fo:border-top="4.51pt double-thin #000000" style:border-line-width-top="0.018cm 0.123cm 0.018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1" table:number-columns-repeated="102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 table:number-columns-spanned="6" table:number-rows-spanned="1">
            <text:p>STRONY WWW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1022"/>
          <table:table-cell table:style-name="ce9"/>
        </table:table-row>
        <table:table-row table:style-name="ro1">
          <table:table-cell table:style-name="ce1" office:value-type="string" calcext:value-type="string">
            <text:p>NAZWA</text:p>
          </table:table-cell>
          <table:table-cell office:value-type="string" calcext:value-type="string">
            <text:p>Strona coo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EMENTY </text:p>
          </table:table-cell>
          <table:table-cell table:style-name="ce7" office:value-type="string" calcext:value-type="string">
            <text:p>zmieniłem pasek na dole strony z 1 px na 15 px i jego kolor na bursztynowy </text:p>
          </table:table-cell>
          <table:table-cell table:style-name="ce7" table:number-columns-repeated="1021"/>
          <table:table-cell table:style-name="ce10"/>
        </table:table-row>
        <table:table-row table:style-name="ro2">
          <table:table-cell/>
          <table:table-cell office:value-type="string" calcext:value-type="string">
            <text:p>ffffffffffffffffffffffffffffffffffffffffffffffffffffffffffffffffffffffffffffffffffffffffffffffffffffffffffffff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8T18:52:18.811000000</meta:creation-date>
    <dc:date>2022-12-08T18:59:50.489000000</dc:date>
    <meta:editing-duration>PT7M31S</meta:editing-duration>
    <meta:editing-cycles>1</meta:editing-cycles>
    <meta:document-statistic meta:table-count="1" meta:cell-count="6" meta:object-count="0"/>
    <meta:generator>LibreOffice/7.3.4.2$Windows_X86_64 LibreOffice_project/728fec16bd5f605073805c3c9e7c4212a0120dc5</meta:generator>
  </office:meta>
</office:document-meta>
</file>